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1" svg:font-family="'DejaVu Sans'" style:font-family-generic="swiss"/>
    <style:font-face style:name="Courier New1" svg:font-family="'Courier New'" style:font-adornments="Bold" style:font-family-generic="modern" style:font-pitch="fixed"/>
    <style:font-face style:name="DejaVu Sans Mono" svg:font-family="'DejaVu Sans Mono'"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微软雅黑" svg:font-family="微软雅黑" style:font-family-generic="system" style:font-pitch="variable"/>
  </office:font-face-decls>
  <office:automatic-styles>
    <style:style style:name="Table5" style:family="table">
      <style:table-properties style:width="6.5in" table:align="margins" style:writing-mode="lr-tb"/>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writing-mode="lr-tb"/>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P1" style:family="paragraph" style:parent-style-name="Standard">
      <style:text-properties fo:language="hr" fo:country="HR"/>
    </style:style>
    <style:style style:name="P2" style:family="paragraph" style:parent-style-name="Standard">
      <style:paragraph-properties fo:text-align="center" style:justify-single-word="false"/>
      <style:text-properties fo:language="hr" fo:country="HR"/>
    </style:style>
    <style:style style:name="P3" style:family="paragraph" style:parent-style-name="Standard">
      <style:text-properties fo:language="hr" fo:country="HR" style:language-complex="ar" style:country-complex="SA"/>
    </style:style>
    <style:style style:name="P4" style:family="paragraph" style:parent-style-name="Standard">
      <style:text-properties fo:language="hr" fo:country="HR" officeooo:paragraph-rsid="001a670d" style:language-complex="ar" style:country-complex="SA"/>
    </style:style>
    <style:style style:name="P5" style:family="paragraph" style:parent-style-name="Standard">
      <style:text-properties fo:language="hr" fo:country="HR" officeooo:rsid="0025274b" officeooo:paragraph-rsid="0025274b" style:language-complex="ar" style:country-complex="SA"/>
    </style:style>
    <style:style style:name="P6" style:family="paragraph" style:parent-style-name="Standard">
      <style:text-properties fo:language="hr" fo:country="HR" fo:font-style="normal" officeooo:rsid="0025274b" officeooo:paragraph-rsid="0025274b" style:font-style-asian="normal" style:language-complex="ar" style:country-complex="SA"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officeooo:paragraph-rsid="00307004"/>
    </style:style>
    <style:style style:name="P9" style:family="paragraph" style:parent-style-name="Standard">
      <style:text-properties fo:color="#0000ff" fo:language="hr" fo:country="HR" fo:font-style="italic" fo:font-weight="bold" fo:background-color="#ffff00" style:font-style-asian="italic" style:font-weight-asian="bold" style:language-complex="ar" style:country-complex="SA" style:font-style-complex="italic" style:font-weight-complex="bold"/>
    </style:style>
    <style:style style:name="P10" style:family="paragraph" style:parent-style-name="Standard">
      <style:text-properties fo:color="#0000ff" fo:language="hr" fo:country="HR" fo:font-style="italic" fo:font-weight="bold" style:font-style-asian="italic" style:font-weight-asian="bold" style:language-complex="ar" style:country-complex="SA" style:font-style-complex="italic" style:font-weight-complex="bold"/>
    </style:style>
    <style:style style:name="P11" style:family="paragraph" style:parent-style-name="Standard">
      <style:text-properties officeooo:paragraph-rsid="002455e8"/>
    </style:style>
    <style:style style:name="P12" style:family="paragraph" style:parent-style-name="Standard">
      <style:text-properties officeooo:paragraph-rsid="0025274b"/>
    </style:style>
    <style:style style:name="P13" style:family="paragraph" style:parent-style-name="Standard">
      <style:paragraph-properties fo:line-height="150%" fo:text-align="end" style:justify-single-word="false"/>
      <style:text-properties style:font-name="Arial" fo:font-size="16pt" fo:language="hr" fo:country="HR" officeooo:paragraph-rsid="00374036" style:font-size-asian="16pt" style:font-name-complex="Arial" style:font-size-complex="16pt"/>
    </style:style>
    <style:style style:name="P14"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P15" style:family="paragraph" style:parent-style-name="Standard">
      <style:paragraph-properties fo:margin-left="0in" fo:margin-right="0.25in" fo:text-indent="0in" style:auto-text-indent="false"/>
      <style:text-properties fo:language="hr" fo:country="HR"/>
    </style:style>
    <style:style style:name="P16" style:family="paragraph" style:parent-style-name="kod" style:master-page-name="">
      <style:paragraph-properties fo:line-height="100%" fo:orphans="2" fo:widows="2" style:page-number="auto" fo:background-color="transparent" style:writing-mode="lr-tb">
        <style:background-image/>
      </style:paragraph-properties>
      <style:text-properties officeooo:paragraph-rsid="002eca58"/>
    </style:style>
    <style:style style:name="P17" style:family="paragraph" style:parent-style-name="Heading">
      <style:paragraph-properties fo:text-align="end" style:justify-single-word="false"/>
      <style:text-properties fo:language="hr" fo:country="HR" style:language-complex="ar" style:country-complex="SA"/>
    </style:style>
    <style:style style:name="P18" style:family="paragraph" style:parent-style-name="Heading">
      <style:paragraph-properties fo:text-align="end" style:justify-single-word="false"/>
      <style:text-properties fo:font-size="14pt" fo:language="hr" fo:country="HR" style:font-size-asian="14pt" style:language-complex="ar" style:country-complex="SA"/>
    </style:style>
    <style:style style:name="P19" style:family="paragraph" style:parent-style-name="Heading">
      <style:paragraph-properties fo:break-before="page">
        <style:tab-stops>
          <style:tab-stop style:position="0.3in"/>
          <style:tab-stop style:position="6.5in" style:type="right"/>
        </style:tab-stops>
      </style:paragraph-properties>
      <style:text-properties fo:language="hr" fo:country="HR" style:language-complex="ar" style:country-complex="SA"/>
    </style:style>
    <style:style style:name="P20" style:family="paragraph" style:parent-style-name="Text_20_body">
      <style:text-properties fo:language="hr" fo:country="HR" style:language-complex="ar" style:country-complex="SA"/>
    </style:style>
    <style:style style:name="P21" style:family="paragraph" style:parent-style-name="Contents_20_1">
      <style:paragraph-properties fo:margin-left="0in" fo:margin-right="0.0118in" fo:text-indent="0in" style:auto-text-indent="false">
        <style:tab-stops>
          <style:tab-stop style:position="6.5in" style:type="right"/>
        </style:tab-stops>
      </style:paragraph-properties>
    </style:style>
    <style:style style:name="P22" style:family="paragraph" style:parent-style-name="InfoBlue">
      <style:text-properties fo:language="hr" fo:country="HR" style:language-complex="ar" style:country-complex="SA"/>
    </style:style>
    <style:style style:name="P23" style:family="paragraph" style:parent-style-name="InfoBlue">
      <style:text-properties fo:language="hr" fo:country="HR" fo:background-color="#ffff00" style:language-complex="ar" style:country-complex="SA"/>
    </style:style>
    <style:style style:name="P24" style:family="paragraph" style:parent-style-name="Table_20_Contents">
      <style:paragraph-properties fo:text-align="end" style:justify-single-word="false"/>
    </style:style>
    <style:style style:name="P25" style:family="paragraph" style:parent-style-name="Table_20_Contents">
      <style:paragraph-properties fo:text-align="end" style:justify-single-word="false"/>
      <style:text-properties fo:language="hr" fo:country="HR" style:language-complex="ar" style:country-complex="SA"/>
    </style:style>
    <style:style style:name="P26" style:family="paragraph" style:parent-style-name="Table_20_Contents">
      <style:paragraph-properties fo:text-align="center" style:justify-single-word="false"/>
      <style:text-properties fo:language="hr" fo:country="HR" officeooo:paragraph-rsid="00347e38" style:language-complex="ar" style:country-complex="SA"/>
    </style:style>
    <style:style style:name="P27" style:family="paragraph" style:parent-style-name="Table_20_Contents">
      <style:paragraph-properties fo:text-align="center" style:justify-single-word="false"/>
      <style:text-properties style:font-name="Times New Roman" fo:font-size="10pt" fo:language="hr" fo:country="HR" officeooo:paragraph-rsid="0021f20e" style:font-size-asian="10pt" style:font-size-complex="10pt" style:language-complex="ar" style:country-complex="SA"/>
    </style:style>
    <style:style style:name="P28" style:family="paragraph" style:parent-style-name="kod">
      <style:paragraph-properties fo:line-height="100%" fo:orphans="2" fo:widows="2" fo:background-color="transparent" style:writing-mode="lr-tb">
        <style:background-image/>
      </style:paragraph-properties>
      <style:text-properties officeooo:paragraph-rsid="002eca58"/>
    </style:style>
    <style:style style:name="P29" style:family="paragraph" style:parent-style-name="Header">
      <style:paragraph-properties fo:margin-top="0.0835in" fo:margin-bottom="0.0835in" style:contextual-spacing="false" fo:line-height="150%" fo:text-align="end" style:justify-single-word="false" fo:orphans="0" fo:widows="0" style:writing-mode="lr-tb"/>
      <style:text-properties style:font-name="Arial" fo:font-size="16pt" fo:language="hr" fo:country="HR" officeooo:paragraph-rsid="00374036" style:font-size-asian="16pt" style:font-name-complex="Arial" style:font-size-complex="16pt"/>
    </style:style>
    <style:style style:name="P30" style:family="paragraph" style:parent-style-name="Header">
      <style:paragraph-properties fo:margin-top="0.0835in" fo:margin-bottom="0.0835in" style:contextual-spacing="false" fo:line-height="150%" fo:text-align="end" style:justify-single-word="false" fo:orphans="0" fo:widows="0" style:writing-mode="lr-tb"/>
      <style:text-properties style:font-name="Arial" fo:font-size="16pt" fo:language="hr" fo:country="HR" officeooo:rsid="000c6358" officeooo:paragraph-rsid="00374036" style:font-size-asian="16pt" style:font-name-complex="Arial" style:font-size-complex="16pt"/>
    </style:style>
    <style:style style:name="P31" style:family="paragraph" style:parent-style-name="Standard">
      <style:paragraph-properties fo:line-height="150%" fo:text-align="end" style:justify-single-word="false"/>
      <style:text-properties style:use-window-font-color="true" style:font-name="Arial" fo:font-size="16pt" fo:language="hr" fo:country="HR" officeooo:rsid="000c6358" officeooo:paragraph-rsid="00374036" style:font-name-asian="Times New Roman" style:font-size-asian="16pt" style:font-name-complex="Arial" style:font-size-complex="16pt" style:language-complex="ar" style:country-complex="SA"/>
    </style:style>
    <style:style style:name="P32" style:family="paragraph" style:parent-style-name="Standard">
      <style:paragraph-properties fo:line-height="150%" fo:text-align="end" style:justify-single-word="false"/>
      <style:text-properties style:font-name="Arial" fo:font-size="16pt" fo:language="hr" fo:country="HR" officeooo:rsid="000c6358" officeooo:paragraph-rsid="00374036" style:font-size-asian="16pt" style:font-name-complex="Arial" style:font-size-complex="16pt" style:language-complex="ar" style:country-complex="SA"/>
    </style:style>
    <style:style style:name="P33" style:family="paragraph" style:parent-style-name="Standard">
      <style:paragraph-properties fo:text-align="end" style:justify-single-word="false"/>
      <style:text-properties fo:font-size="16pt" fo:language="hr" fo:country="HR" fo:font-weight="normal" style:font-size-asian="16pt" style:font-weight-asian="normal" style:font-name-complex="Arial" style:font-size-complex="16pt" style:language-complex="ar" style:country-complex="SA"/>
    </style:style>
    <style:style style:name="P34" style:family="paragraph" style:parent-style-name="Heading_20_1">
      <style:text-properties fo:language="hr" fo:country="HR" officeooo:rsid="001a670d" style:language-complex="ar" style:country-complex="SA"/>
    </style:style>
    <style:style style:name="P35" style:family="paragraph" style:parent-style-name="Heading_20_1">
      <style:paragraph-properties fo:break-before="page"/>
      <style:text-properties fo:language="hr" fo:country="HR" style:language-complex="ar" style:country-complex="SA"/>
    </style:style>
    <style:style style:name="P36" style:family="paragraph" style:parent-style-name="Heading" style:master-page-name="Standard">
      <style:paragraph-properties fo:text-align="end" style:justify-single-word="false" style:page-number="auto"/>
      <style:text-properties fo:language="hr" fo:country="HR" style:language-complex="ar" style:country-complex="SA"/>
    </style:style>
    <style:style style:name="P37" style:family="paragraph" style:parent-style-name="Heading" style:master-page-name="Convert_20_1">
      <style:paragraph-properties style:page-number="auto"/>
      <style:text-properties fo:language="hr" fo:country="HR" style:language-complex="ar" style:country-complex="SA"/>
    </style:style>
    <style:style style:name="P38" style:family="paragraph" style:parent-style-name="Heading_20_2">
      <style:text-properties fo:language="hr" fo:country="HR" officeooo:rsid="001a670d" officeooo:paragraph-rsid="001a670d" style:language-complex="ar" style:country-complex="SA"/>
    </style:style>
    <style:style style:name="P39" style:family="paragraph" style:parent-style-name="Heading_20_2">
      <style:text-properties officeooo:rsid="002455e8" officeooo:paragraph-rsid="002455e8"/>
    </style:style>
    <style:style style:name="T1" style:family="text">
      <style:text-properties style:font-name="Symbol"/>
    </style:style>
    <style:style style:name="T2" style:family="text">
      <style:text-properties fo:language="hr" fo:country="HR"/>
    </style:style>
    <style:style style:name="T3" style:family="text">
      <style:text-properties fo:language="hr" fo:country="HR" style:language-complex="ar" style:country-complex="SA"/>
    </style:style>
    <style:style style:name="T4" style:family="text">
      <style:text-properties fo:language="hr" fo:country="HR" officeooo:rsid="002455e8" style:language-complex="ar" style:country-complex="SA"/>
    </style:style>
    <style:style style:name="T5" style:family="text">
      <style:text-properties fo:language="hr" fo:country="HR" officeooo:rsid="0025274b" style:language-complex="ar" style:country-complex="SA"/>
    </style:style>
    <style:style style:name="T6" style:family="text">
      <style:text-properties fo:language="hr" fo:country="HR" fo:font-style="italic" officeooo:rsid="002455e8" style:font-style-asian="italic" style:language-complex="ar" style:country-complex="SA" style:font-style-complex="italic"/>
    </style:style>
    <style:style style:name="T7" style:family="text">
      <style:text-properties fo:language="hr" fo:country="HR" fo:font-style="italic" officeooo:rsid="0025274b" style:font-style-asian="italic" style:language-complex="ar" style:country-complex="SA" style:font-style-complex="italic"/>
    </style:style>
    <style:style style:name="T8" style:family="text">
      <style:text-properties fo:language="hr" fo:country="HR" fo:font-style="normal" officeooo:rsid="002455e8" style:font-style-asian="normal" style:language-complex="ar" style:country-complex="SA" style:font-style-complex="normal"/>
    </style:style>
    <style:style style:name="T9" style:family="text">
      <style:text-properties fo:language="hr" fo:country="HR" fo:font-style="normal" officeooo:rsid="0025274b" style:font-style-asian="normal" style:language-complex="ar" style:country-complex="SA" style:font-style-complex="normal"/>
    </style:style>
    <style:style style:name="T10" style:family="text">
      <style:text-properties fo:language="hr" fo:country="HR" fo:font-style="normal" officeooo:rsid="002b35a4" style:font-style-asian="normal" style:language-complex="ar" style:country-complex="SA" style:font-style-complex="normal"/>
    </style:style>
    <style:style style:name="T11" style:family="text">
      <style:text-properties fo:language="hr" fo:country="HR" fo:font-style="normal" officeooo:rsid="002cbaeb" style:font-style-asian="normal" style:language-complex="ar" style:country-complex="SA" style:font-style-complex="normal"/>
    </style:style>
    <style:style style:name="T12" style:family="text">
      <style:text-properties fo:language="hr" fo:country="HR" fo:font-style="normal" officeooo:rsid="002eca58" style:font-style-asian="normal" style:language-complex="ar" style:country-complex="SA" style:font-style-complex="normal"/>
    </style:style>
    <style:style style:name="T13" style:family="text">
      <style:text-properties fo:language="hr" fo:country="HR" fo:font-style="normal" officeooo:rsid="002b35a4" style:font-style-asian="normal" style:font-weight-asian="bold" style:language-complex="ar" style:country-complex="SA" style:font-style-complex="normal" style:font-weight-complex="bold"/>
    </style:style>
    <style:style style:name="T14" style:family="text">
      <style:text-properties fo:language="hr" fo:country="HR" fo:font-style="normal" officeooo:rsid="002cbaeb" style:font-style-asian="normal" style:font-weight-asian="normal" style:language-complex="ar" style:country-complex="SA" style:font-style-complex="normal" style:font-weight-complex="normal"/>
    </style:style>
    <style:style style:name="T15" style:family="text">
      <style:text-properties fo:background-color="#ffff00"/>
    </style:style>
    <style:style style:name="T16" style:family="text">
      <style:text-properties officeooo:rsid="001a670d"/>
    </style:style>
    <style:style style:name="T17" style:family="text">
      <style:text-properties officeooo:rsid="001a89d5"/>
    </style:style>
    <style:style style:name="T18" style:family="text">
      <style:text-properties officeooo:rsid="0021f20e"/>
    </style:style>
    <style:style style:name="T19" style:family="text">
      <style:text-properties fo:font-style="italic" officeooo:rsid="0021f20e" style:font-style-asian="italic" style:font-style-complex="italic"/>
    </style:style>
    <style:style style:name="T20" style:family="text">
      <style:text-properties fo:font-style="normal" officeooo:rsid="0021f20e" style:font-style-asian="normal" style:font-style-complex="normal"/>
    </style:style>
    <style:style style:name="T21" style:family="text">
      <style:text-properties fo:font-style="normal" fo:font-weight="normal" officeooo:rsid="0021f20e" style:font-name-asian="DejaVu Sans Mono" style:font-style-asian="normal" style:font-weight-asian="normal" style:font-name-complex="DejaVu Sans Mono" style:font-style-complex="normal" style:font-weight-complex="normal"/>
    </style:style>
    <style:style style:name="T22" style:family="text">
      <style:text-properties officeooo:rsid="002455e8"/>
    </style:style>
    <style:style style:name="T23" style:family="text">
      <style:text-properties fo:font-size="10pt" fo:language="hr" fo:country="HR" fo:font-style="normal" officeooo:rsid="0025274b" style:font-name-asian="Courier New" style:font-style-asian="normal" style:font-name-complex="Courier New" style:font-size-complex="10pt" style:language-complex="ar" style:country-complex="SA" style:font-style-complex="normal"/>
    </style:style>
    <style:style style:name="T24" style:family="text">
      <style:text-properties fo:font-weight="bold" style:font-weight-asian="bold" style:font-weight-complex="bold"/>
    </style:style>
    <style:style style:name="T25" style:family="text">
      <style:text-properties style:text-underline-style="none" officeooo:rsid="00307004"/>
    </style:style>
    <style:style style:name="T26" style:family="text">
      <style:text-properties style:text-underline-style="none" officeooo:rsid="000c6358"/>
    </style:style>
    <style:style style:name="T27" style:family="text">
      <style:text-properties style:font-name="Arial" fo:font-size="16pt" fo:language="hr" fo:country="HR" officeooo:rsid="000c6358" style:font-size-asian="16pt" style:font-name-complex="Arial" style:font-size-complex="16pt" style:language-complex="ar" style:country-complex="SA"/>
    </style:style>
    <style:style style:name="T28" style:family="text">
      <style:text-properties style:font-name="Arial" fo:font-size="16pt" fo:language="hr" fo:country="HR" fo:font-weight="normal" officeooo:rsid="000c6358" style:font-size-asian="16pt" style:font-weight-asian="normal" style:font-name-complex="Arial" style:font-size-complex="16pt"/>
    </style:style>
    <style:style style:name="T29" style:family="text">
      <style:text-properties style:font-name="Arial" fo:font-size="16pt" fo:language="hr" fo:country="HR" fo:font-weight="bold" officeooo:rsid="000c6358" style:font-size-asian="16pt" style:font-weight-asian="bold" style:font-name-complex="Arial" style:font-size-complex="16pt" style:language-complex="ar" style:country-complex="SA" style:font-weight-complex="bold"/>
    </style:style>
    <style:style style:name="T30" style:family="text">
      <style:text-properties officeooo:rsid="000c6358"/>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mplementacija Harrisovog detektora kuteva" text:name="Imeprojekta"/>
        <text:user-field-decl office:value-type="string" office:string-value="1.0" text:name="Verzija"/>
        <text:user-field-decl office:value-type="string" office:string-value="03/01/12" text:name="Datum"/>
      </text:user-field-decls>
      <text:p text:style-name="P36"/>
      <text:p text:style-name="P17"/>
      <text:p text:style-name="P17"/>
      <text:p text:style-name="P17"><text:user-field-get text:name="Imeprojekta">Implementacija Harrisovog detektora kuteva</text:user-field-get></text:p>
      <text:p text:style-name="P17">Tehnička dokumentacija</text:p>
      <text:p text:style-name="P18">Verzija <text:user-field-get text:name="Verzija">1.0</text:user-field-get></text:p>
      <text:p text:style-name="P17"/>
      <text:p text:style-name="P17"/>
      <text:p text:style-name="P17"/>
      <text:p text:style-name="P17"/>
      <text:p text:style-name="P13"><text:span text:style-name="T24">Studentski tim: <text:s text:c="3"/></text:span><text:s/><text:span text:style-name="T30">Benjamin Horvat</text:span></text:p>
      <text:p text:style-name="P31">Dino Kovač</text:p>
      <text:p text:style-name="P32">Mak Krnic</text:p>
      <text:p text:style-name="P30">Nikola Munder</text:p>
      <text:p text:style-name="P29"><text:span text:style-name="T30">Dino </text:span><text:span text:style-name="T26">Pa</text:span><text:span text:style-name="T25">č</text:span><text:span text:style-name="T26">andi</text:span></text:p>
      <text:p text:style-name="P30">Ivan Weber</text:p>
      <text:p text:style-name="P30"/>
      <text:p text:style-name="P8"><text:span text:style-name="T29">Nastavnik:</text:span><text:span text:style-name="T27"> </text:span><text:span text:style-name="T28">Prof. dr.sc. Siniša Šegvić</text:span></text:p>
      <text:p text:style-name="P33"/>
      <text:p text:style-name="P18"/>
      <text:p text:style-name="P18"/>
      <text:p text:style-name="P18"/>
      <text:p text:style-name="P18"/>
      <text:p text:style-name="P18"/>
      <text:p text:style-name="P18"/>
      <text:p text:style-name="P18"/>
      <text:p text:style-name="P3"/>
      <text:p text:style-name="P37">Sadržaj</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5in" style:leader-char=" "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5in" style:leader-char=" "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in" style:leader-char=" " style:with-tab="false"/>
            <text:index-entry-tab-stop style:type="left" style:position="1.111in" style:leader-char=" " style:with-tab="false"/>
            <text:index-entry-tab-stop style:type="left" style:position="6.5in"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table-of-content-source>
        <text:index-body>
          <text:p text:style-name="P21"><text:a xlink:type="simple" xlink:href="#__RefHeading__1_1309265801" text:style-name="Index_20_Link" text:visited-style-name="Index_20_Link"><text:span text:style-name="T3">1. Opis razvijenog proizvoda<text:tab/>4</text:span></text:a></text:p>
          <text:p text:style-name="P21"><text:a xlink:type="simple" xlink:href="#__RefHeading__3_1309265801" text:style-name="Index_20_Link" text:visited-style-name="Index_20_Link"><text:span text:style-name="T3">2. Tehničke značajke<text:tab/>5</text:span></text:a></text:p>
          <text:p text:style-name="P21"><text:a xlink:type="simple" xlink:href="#__RefHeading__5_1309265801" text:style-name="Index_20_Link" text:visited-style-name="Index_20_Link"><text:span text:style-name="T3">3. Upute za korištenje<text:tab/>6</text:span></text:a></text:p>
          <text:p text:style-name="P21"><text:a xlink:type="simple" xlink:href="#__RefHeading__7_1309265801" text:style-name="Index_20_Link" text:visited-style-name="Index_20_Link"><text:span text:style-name="T3">4. Literatura<text:tab/>7</text:span></text:a></text:p>
        </text:index-body>
      </text:table-of-content>
      <text:p text:style-name="P19">Tehnička dokumentacija</text:p>
      <text:p text:style-name="P22"/>
      <text:p text:style-name="P9">Na koji način koristiti predložak?</text:p>
      <text:p text:style-name="P23"/>
      <text:p text:style-name="P23">Dokument se po potrebi može prilagoditi potrebama pojedinog projekta promjenom predloženih naslova predloženih poglavlja, kao i eventualnim dodavanjem novih poglavlja i potpoglavlja. </text:p>
      <text:p text:style-name="P23"/>
      <text:p text:style-name="P22"><text:span text:style-name="T15">Cilj dokumenta je opisati rezultat rada studentskog tima, problem koji je riješen u okviru projekta, korištenu tehnologiju, mogućnosti i značajke dobivenog proizvoda i sl.</text:span> <text:span text:style-name="T15">Razinu detalja opisanu u ovom dokumentu studentski tim treba dogovoriti s nastavnikom.</text:span></text:p>
      <text:p text:style-name="P22"/>
      <text:p text:style-name="P22"/>
      <text:p text:style-name="P22"/>
      <text:p text:style-name="P22"/>
      <text:p text:style-name="P10">Literatura:</text:p>
      <text:p text:style-name="P22">U tekstu rada treba biti navedena literatura svugdje gdje je tekst, slika ili grafički prikaz preuzet ili se temelji na nekom pisanom predlošku. Literatura se navodi iza zaključka. U tekstu se literatura navodi unutar zagrada s navođenjem prvog autora i godine izdanja, npr. (Martinis, 1998).</text:p>
      <text:p text:style-name="P22"/>
      <text:p text:style-name="P10">Primjer citiranja knjige:</text:p>
      <text:p text:style-name="P22">Prezime, inicijal(i) imena autora. Naslov: podnaslov. Podatak o izdanju. Mjesto izdavanja: Nakladnik, godina izdavanja.</text:p>
      <text:p text:style-name="P22"/>
      <text:p text:style-name="P10">Primjer citiranja članka u časopisu:</text:p>
      <text:p text:style-name="P22">Prezime, inicijal(i) imena autora. Naslov članka: podnaslov. Naziv časopisa. Oznaka sveska/godišta, broj(godina), str. početna-završna.</text:p>
      <text:p text:style-name="P22"/>
      <text:p text:style-name="P10">Primjer citiranja rada sa konferencije:</text:p>
      <text:p text:style-name="P22">Prezime, inicijal(i) imena autora. Naslov rada: podnaslov. Naslov zbornika, mjesto održavanja konferencije, (godina), str. početna-završna.</text:p>
      <text:p text:style-name="P22"/>
      <text:p text:style-name="P10">Primjer citiranja doktorskog, magistarskog ili diplomskog rada:</text:p>
      <text:p text:style-name="P22">Prezime, inicijal(i) imena autora. Naslov. Vrsta rada. Ustanova na kojoj je rad obranjen, godina.</text:p>
      <text:p text:style-name="P22"/>
      <text:p text:style-name="P10">Primjer citiranja www izvora:</text:p>
      <text:p text:style-name="P22">Ime(na) autora (ako je/su poznata), naslov dokumenta, datum nastanka (ako se razlikuje od datuma pristupa <text:soft-page-break/>izvoru), naslov potpunog djela (italic), potpuna http adresa, datum pristupa dokumentu.</text:p>
      <text:p text:style-name="P22"/>
      <text:p text:style-name="P10">Ostale upute</text:p>
      <text:p text:style-name="P22">U svim dokumentima obvezno primjenjivati SI jedinice. Slike, formule i tablice potrebno je numerirati. Opis tablice stavlja se iznad, a opis slike ispod nje. U opisu slike ili tablice pišu se samo podaci neophodni za njeno razumijevanje (npr. Slika 6. Pojačalo s promjenljivim pojačanjem). Dodatna objašnjenja daju se u tekstu uz povezivanje sa slikom ili tablicom. Osi i parametri na slikama i grafičkim prikazima trebaju biti obilježeni. Daljnji opis tog grafičkog prikaza treba se nalaziti u tekstu rada. Formule se obilježavaju brojevima u zagradi, uz desni rub stranice, a u tekstu se poziva na broj formule.</text:p>
      <text:h text:style-name="P35" text:outline-level="1"><text:bookmark-start text:name="__RefHeading__1_1309265801"/>Opis razvijenog proizvoda<text:bookmark-end text:name="__RefHeading__1_1309265801"/></text:h>
      <text:p text:style-name="P20"/>
      <text:p text:style-name="P20"/>
      <text:p text:style-name="P20"/>
      <text:p text:style-name="P20"/>
      <text:h text:style-name="P35" text:outline-level="1"><text:bookmark-start text:name="__RefHeading__3_1309265801"/>Tehničke značajke<text:bookmark-end text:name="__RefHeading__3_1309265801"/></text:h>
      <text:p text:style-name="P20"/>
      <text:h text:style-name="P34" text:outline-level="1">Zaglađivanje slike</text:h>
      <text:h text:style-name="P38" text:outline-level="2">Zaglađivanje Gaussovim algoritmom</text:h>
      <text:p text:style-name="P4"><text:span text:style-name="T16">Budući da fotografije snimljene fotoaparatima ili kamerama često imaju smetnje, kako bi se minimizirao učinak tih smetnji na konačni rezultat analize slike i detekcije kutova potrebno ih je ukloniti ili barem umanjiti. Kao jedan od jednostavnih, a učinkovitih algoritama za zaglađivanje slike, u ovoj se implementaciji koristi Gaussov filtar. To znači da se slika zaglađ</text:span><text:span text:style-name="T18">u</text:span><text:span text:style-name="T16">je prema funkciji </text:span><text:span text:style-name="T16"><text:sequence-ref text:reference-format="text" text:ref-name="refText0">(1)</text:sequence-ref></text:span><text:span text:style-name="T17">.</text:span></text:p>
      <table:table table:name="Table5" table:style-name="Table5">
        <table:table-column table:style-name="Table5.A"/>
        <table:table-column table:style-name="Table5.B"/>
        <table:table-header-rows>
          <table:table-row>
            <table:table-cell table:style-name="Table5.A1" office:value-type="string">
              <text:p text:style-name="P26"><draw:frame draw:style-name="fr1" draw:name="Objekt4" text:anchor-type="as-char" svg:y="-0.3193in" svg:width="1.7429in" svg:height="0.4689in" draw:z-index="0"><draw:object xlink:href="./Object 2" xlink:type="simple" xlink:show="embed" xlink:actuate="onLoad"/><draw:image xlink:href="./ObjectReplacements/Object 2" xlink:type="simple" xlink:show="embed" xlink:actuate="onLoad"/><svg:desc>formula</svg:desc></draw:frame>,</text:p>
              <text:p text:style-name="P27"><text:span text:style-name="T18">gdje su </text:span><text:span text:style-name="T19">x</text:span><text:span text:style-name="T20"> i </text:span><text:span text:style-name="T19">y</text:span><text:span text:style-name="T20"> koordinate točke, a </text:span><text:span text:style-name="T21">σ standardna devijacija.</text:span></text:p>
            </table:table-cell>
            <table:table-cell table:style-name="Table5.A1" office:value-type="string">
              <text:p text:style-name="P25"><text:span text:style-name="T18">(</text:span><text:sequence text:ref-name="refText0" text:name="Text" text:formula="ooow:Text+1" style:num-format="1">1</text:sequence>)</text:p>
            </table:table-cell>
          </table:table-row>
        </table:table-header-rows>
      </table:table>
      <text:h text:style-name="P39" text:outline-level="2">Implementacija Gaussovog algoritma</text:h>
      <text:p text:style-name="P11"><text:span text:style-name="T22">Gaussov filtar je, matematički, konvolucija slike </text:span><text:span text:style-name="T4">i Gaussove funkcije. Obzirom na to da radimo s određenim i relativno malim brojem točaka, sve vrijednosti matrice (</text:span><text:span text:style-name="T6">kernela</text:span><text:span text:style-name="T8">) mogu se unaprijed izračunati te se tako ostvaruje bitna ušteda procesorskog vremena. Primjer takve matrice, veličine 5x5 dan je u nastavku:</text:span></text:p>
      <text:p text:style-name="Standard"/>
      <table:table table:name="Table6" table:style-name="Table6">
        <table:table-column table:style-name="Table6.A"/>
        <table:table-column table:style-name="Table6.B"/>
        <table:table-header-rows>
          <table:table-row>
            <table:table-cell table:style-name="Table6.A1" office:value-type="string">
              <text:p text:style-name="paragraf_20_formula"><draw:frame draw:style-name="fr1" draw:name="Object1" text:anchor-type="as-char" svg:y="-0.5953in" svg:width="1.5866in" svg:height="1.0917in" draw:z-index="1"><draw:object xlink:href="./Object 1" xlink:type="simple" xlink:show="embed" xlink:actuate="onLoad"/><draw:image xlink:href="./ObjectReplacements/Object 1" xlink:type="simple" xlink:show="embed" xlink:actuate="onLoad"/><svg:desc>formula</svg:desc></draw:frame></text:p>
            </table:table-cell>
            <table:table-cell table:style-name="Table6.A1" office:value-type="string">
              <text:p text:style-name="P24">(<text:sequence text:ref-name="refText1" text:name="Text" text:formula="ooow:Text+1" style:num-format="1">2</text:sequence>)</text:p>
            </table:table-cell>
          </table:table-row>
        </table:table-header-rows>
      </table:table>
      <text:p text:style-name="P5"/>
      <text:p text:style-name="P12"><text:span text:style-name="T5">Programski, ta je konvolucija implementirana u dva prolaza (svaki za jednu dimenziju) kako bi se dobio što brži rezultat. Za svaki se stupac svakog retka (odnosno, za svaku točku u matrici) prvo izračuna suma umnožaka horizontalnog okruženja točke s </text:span><text:span text:style-name="T7">kernel</text:span><text:span text:style-name="T9">om za horizontalno zaglađivanje, a zatim se isti postupak ponavlja za vertikalno zaglađivanje. Pri tome je bitno napomenuti da se radi na kopijama iste matrice (slike), kako ne bi nastale smetnje radi toga što su prethodne točke već "zamagljene", a naredne nisu.</text:span></text:p>
      <text:p text:style-name="P6">Za lakšu ilustraciju slijedi pseudokod:</text:p>
      <text:p text:style-name="P16"><text:span text:style-name="kod_5f_kljucna_5f_rijec"><text:span text:style-name="T9">za svaki</text:span></text:span><text:span text:style-name="T9"> redak matrice </text:span><text:span text:style-name="kod_20_varijabla"><text:span text:style-name="T12">originalna_matrica</text:span></text:span><text:span text:style-name="T9"> {<text:line-break/><text:tab/></text:span><text:span text:style-name="kod_5f_kljucna_5f_rijec"><text:span text:style-name="T9">za </text:span></text:span><text:span text:style-name="kod_5f_kljucna_5f_rijec"><text:span text:style-name="T23">svaki</text:span></text:span><text:span text:style-name="T9"> stupac matrice </text:span><text:span text:style-name="kod_20_varijabla"><text:span text:style-name="T12">originalna_matrica</text:span></text:span><text:span text:style-name="T9"> {<text:line-break/><text:tab/><text:tab/></text:span><text:span text:style-name="kod_20_varijabla"><text:span text:style-name="T10">vrijednost_točke</text:span></text:span><text:span text:style-name="T10"> = 0<text:line-break/><text:tab/><text:tab/></text:span><text:span text:style-name="kod_5f_kljucna_5f_rijec"><text:span text:style-name="T10">za svaki</text:span></text:span><text:span text:style-name="T10"> element </text:span><text:span text:style-name="kod_20_varijabla"><text:span text:style-name="T13">el</text:span></text:span><text:span text:style-name="T10"> 1D matrice kernel_horiz {<text:line-break/><text:tab/><text:tab/><text:tab/></text:span><text:span text:style-name="kod_20_varijabla"><text:span text:style-name="T10">vrijednost_točke</text:span></text:span><text:span text:style-name="T10"> = </text:span><text:span text:style-name="kod_20_varijabla"><text:span text:style-name="T13">el</text:span></text:span><text:span text:style-name="T10"> * </text:span><text:span text:style-name="kod_20_varijabla"><text:span text:style-name="T10">originalna_matrica</text:span></text:span><text:span text:style-name="T10">[</text:span><text:span text:style-name="kod_20_varijabla"><text:span text:style-name="T10">trenutni_redak</text:span></text:span><text:span text:style-name="T10">, </text:span><text:span text:style-name="kod_20_varijabla"><text:span text:style-name="T10">trenutni_stupac</text:span></text:span><text:span text:style-name="T10"> + </text:span><text:span text:style-name="kod_20_varijabla"><text:span text:style-name="T10">pozicija_u_kernelu</text:span></text:span><text:span text:style-name="T10"> – </text:span><text:span text:style-name="kod_20_varijabla"><text:span text:style-name="T10">radijus_zaglađenja</text:span></text:span><text:span text:style-name="T11">]</text:span><text:span text:style-name="T10"><text:line-break/><text:tab/><text:tab/>}<text:line-break/><text:tab/><text:tab/></text:span><text:span text:style-name="kod_20_varijabla"><text:span text:style-name="T11">privremena_matrica</text:span></text:span><text:span text:style-name="T11">[</text:span><text:span text:style-name="kod_20_varijabla"><text:span text:style-name="T11">trenutni_redak</text:span></text:span><text:span text:style-name="T11">, </text:span><text:span text:style-name="kod_20_varijabla"><text:span text:style-name="T11">trenutni_stupac</text:span></text:span><text:span text:style-name="T11">] = </text:span><text:span text:style-name="kod_20_varijabla"><text:span text:style-name="T11">vrijednost_točke</text:span></text:span><text:span text:style-name="T9"><text:line-break/><text:tab/>}<text:line-break/>}<text:line-break/></text:span></text:p>
      <text:p text:style-name="P28"><text:soft-page-break/><text:span text:style-name="kod_5f_kljucna_5f_rijec"><text:span text:style-name="T9">za svaki</text:span></text:span><text:span text:style-name="T9"> redak matrice </text:span><text:span text:style-name="kod_20_varijabla"><text:span text:style-name="T12">originalna_matrica</text:span></text:span><text:span text:style-name="T9"> {<text:line-break/><text:tab/></text:span><text:span text:style-name="kod_5f_kljucna_5f_rijec"><text:span text:style-name="T9">za </text:span></text:span><text:span text:style-name="kod_5f_kljucna_5f_rijec"><text:span text:style-name="T23">svaki</text:span></text:span><text:span text:style-name="T9"> stupac matrice </text:span><text:span text:style-name="kod_20_varijabla"><text:span text:style-name="T12">originalna_matrica</text:span></text:span><text:span text:style-name="T9"> {<text:line-break/><text:tab/><text:tab/></text:span><text:span text:style-name="kod_20_varijabla"><text:span text:style-name="T13">vrijednost_točke</text:span></text:span><text:span text:style-name="T10"> = 0<text:line-break/><text:tab/><text:tab/></text:span><text:span text:style-name="kod_5f_kljucna_5f_rijec"><text:span text:style-name="T10">za svaki</text:span></text:span><text:span text:style-name="T10"> element </text:span><text:span text:style-name="kod_20_varijabla"><text:span text:style-name="T13">el</text:span></text:span><text:span text:style-name="T10"> 1D matrice </text:span><text:span text:style-name="kod_20_varijabla"><text:span text:style-name="T10">kernel_</text:span></text:span><text:span text:style-name="kod_20_varijabla"><text:span text:style-name="T11">vert</text:span></text:span><text:span text:style-name="T10"> {<text:line-break/><text:tab/><text:tab/><text:tab/></text:span><text:span text:style-name="kod_20_varijabla"><text:span text:style-name="T10">vrijednost_točke</text:span></text:span><text:span text:style-name="T10"> = </text:span><text:span text:style-name="kod_20_varijabla"><text:span text:style-name="T13">el</text:span></text:span><text:span text:style-name="T10"> * </text:span><text:span text:style-name="kod_20_varijabla"><text:span text:style-name="T10">originalna_matrica</text:span></text:span><text:span text:style-name="T10">[</text:span><text:span text:style-name="kod_20_varijabla"><text:span text:style-name="T10">trenutni_redak</text:span></text:span><text:span text:style-name="T10"> </text:span><text:span text:style-name="T11">+</text:span><text:span text:style-name="T10"> </text:span><text:span text:style-name="kod_20_varijabla"><text:span text:style-name="T10">pozicija_u_kernelu</text:span></text:span><text:span text:style-name="T10"> – </text:span><text:span text:style-name="kod_20_varijabla"><text:span text:style-name="T10">radijus_zaglađenja</text:span></text:span><text:span text:style-name="T10">, </text:span><text:span text:style-name="kod_20_varijabla"><text:span text:style-name="T10">trenutni_stupac</text:span></text:span><text:span text:style-name="T11">]</text:span><text:span text:style-name="T10"><text:line-break/><text:tab/><text:tab/>}<text:line-break/><text:tab/><text:tab/></text:span><text:span text:style-name="kod_20_varijabla"><text:span text:style-name="T12">ciljna_matrica</text:span></text:span><text:span text:style-name="T11">[</text:span><text:span text:style-name="kod_20_varijabla"><text:span text:style-name="T11">trenutni_redak</text:span></text:span><text:span text:style-name="T11">, </text:span><text:span text:style-name="kod_20_varijabla"><text:span text:style-name="T11">trenutni_stupac</text:span></text:span><text:span text:style-name="T11">] = </text:span><text:span text:style-name="kod_20_varijabla"><text:span text:style-name="T14">vrijednost_točke</text:span></text:span><text:span text:style-name="T9"><text:line-break/><text:tab/>}<text:line-break/>}</text:span></text:p>
      <text:h text:style-name="P35" text:outline-level="1"><text:bookmark-start text:name="__RefHeading__5_1309265801"/>Upute za korištenje<text:bookmark-end text:name="__RefHeading__5_1309265801"/></text:h>
      <text:p text:style-name="P20"/>
      <text:p text:style-name="P20"/>
      <text:h text:style-name="P35" text:outline-level="1"><text:bookmark-start text:name="__RefHeading__7_1309265801"/>Literatura<text:bookmark-end text:name="__RefHeading__7_130926580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1" svg:font-family="'DejaVu Sans'" style:font-family-generic="swiss"/>
    <style:font-face style:name="Courier New1" svg:font-family="'Courier New'" style:font-adornments="Bold" style:font-family-generic="modern" style:font-pitch="fixed"/>
    <style:font-face style:name="DejaVu Sans Mono" svg:font-family="'DejaVu Sans Mono'"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hr" fo:country="HR" style:font-name-asian="微软雅黑"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orphans="0" fo:widows="0" style:page-number="auto"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size="18pt" fo:font-weight="bold" style:font-size-asian="18pt" style:font-weight-asian="bold" style:font-name-complex="Arial"/>
    </style:style>
    <style:style style:name="Text_20_body" style:display-name="Text body" style:family="paragraph" style:parent-style-name="Standard" style:class="text">
      <style:paragraph-properties fo:margin="100%"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Standard" style:next-style-name="Standard" style:default-outline-level="1" style:class="text" style:master-page-name="">
      <style:paragraph-properties fo:margin-top="0.0835in" fo:margin-bottom="0.0417in" style:contextual-spacing="false" style:page-number="auto" fo:break-before="pag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master-page-name="">
      <style:paragraph-properties fo:margin-top="0.2in" fo:margin-bottom="0.0402in" style:contextual-spacing="false" style:page-number="auto" fo:break-before="auto" fo:break-after="auto"/>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100%" fo:margin-left="0.5in" fo:margin-right="0in" fo:margin-top="0.0555in" fo:margin-bottom="0in" style: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margin-top="0in" fo:margin-bottom="0in" style:contextual-spacing="false" fo:text-indent="-0.6252in" style:auto-text-indent="false"/>
    </style:style>
    <style:style style:name="Contents_20_1" style:display-name="Contents 1" style:family="paragraph" style:parent-style-name="Standard" style:next-style-name="Standard" style:class="index">
      <style:paragraph-properties fo:margin="100%"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100%" fo:margin-left="0.3in" fo:margin-right="0.5in" fo:margin-top="0in" fo:margin-bottom="0in" style:contextual-spacing="false"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100%" fo:margin-left="0.6874in" fo:margin-right="0in" fo:margin-top="0in" fo:margin-bottom="0in" style:contextual-spacing="false" fo:text-indent="0in" style:auto-text-indent="false">
        <style:tab-stops>
          <style:tab-stop style:position="1in"/>
          <style:tab-stop style:position="1.111in"/>
          <style:tab-stop style:position="6.5in" style:type="right"/>
        </style:tab-stops>
      </style:paragraph-properties>
      <style:text-properties fo:language="zxx" fo:country="none" style:language-asian="zxx" style:country-asian="none"/>
    </style:style>
    <style:style style:name="Header" style:family="paragraph" style:parent-style-name="Standard" style:class="extra">
      <style:paragraph-properties fo:margin-top="0.1083in" fo:margin-bottom="0.1083in" style:contextual-spacing="false" fo:line-height="10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100%" fo:margin-left="0.5in" fo:margin-right="0in" fo:margin-top="0in" fo:margin-bottom="0in" style:contextual-spacing="false" fo:text-indent="-0.3in" style:auto-text-indent="false"/>
    </style:style>
    <style:style style:name="Bullet2" style:family="paragraph" style:parent-style-name="Standard" style:list-style-name="WW8StyleNum1">
      <style:paragraph-properties fo:margin="100%" fo:margin-left="1in" fo:margin-right="0in" fo:margin-top="0in" fo:margin-bottom="0in" style:contextual-spacing="false" fo:text-indent="-0.25in" style:auto-text-indent="false"/>
      <style:text-properties fo:color="#00008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100%"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100%"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100%" fo:margin-left="0.416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100%" fo:margin-left="0.555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100%" fo:margin-left="0.694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100%" fo:margin-left="0.8335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100%" fo:margin-left="0.972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100%" fo:margin-left="1.111in" fo:margin-right="0in" fo:margin-top="0in" fo:margin-bottom="0in" style:contextual-spacing="false"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100%" fo:margin-left="0.5in" fo:margin-right="0in" fo:margin-top="0in" fo:margin-bottom="0in" style:contextual-spacing="false"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100%" fo:margin-left="0.5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text-properties fo:color="#0000ff" fo:language="hr" fo:country="HR" fo:font-style="italic" style:font-style-asian="italic"/>
    </style:style>
    <style:style style:name="Normal_20__28_Web_29_" style:display-name="Normal (Web)" style:family="paragraph" style:parent-style-name="Standard">
      <style:paragraph-properties fo:margin-top="0.0693in" fo:margin-bottom="0.0693in" style:contextual-spacing="false"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Courier New" style:font-name-complex="Courier New"/>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graf_20_formula" style:display-name="paragraf formula" style:family="paragraph" style:parent-style-name="Table_20_Contents" style:next-style-name="Standard" style:auto-update="true">
      <style:paragraph-properties fo:line-height="100%" fo:text-align="center" style:justify-single-word="false"/>
    </style:style>
    <style:style style:name="kod" style:family="paragraph" style:parent-style-name="HTML_20_Preformatted" style:auto-update="true" style:master-page-name="">
      <style:paragraph-properties fo:line-height="200%" style:page-number="auto" fo:background-color="transparent" fo:padding="0.0201in" fo:border="0.06pt solid #000000"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s>
        <style:background-image/>
      </style:paragraph-properties>
    </style:style>
    <style:style style:name="List_20_3_20_Cont." style:display-name="List 3 Cont." style:family="paragraph" style:parent-style-name="List" style:class="list">
      <style:paragraph-properties fo:margin="100%" fo:margin-left="0.75in" fo:margin-right="0in" fo:margin-top="0in" fo:margin-bottom="0.0835in" style:contextual-spacing="false" fo:text-indent="0in" style:auto-text-indent="false"/>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style:font-name="Arial" fo:font-size="8pt" fo:font-weight="bold" style:font-size-asian="8pt" style:font-weight-asian="bold" style:font-name-complex="Arial"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Index_20_Link" style:display-name="Index Link" style:family="text"/>
    <style:style style:name="kod_20_varijabla" style:display-name="kod varijabla" style:family="text">
      <style:text-properties fo:color="#000080" style:font-name="Courier New1" fo:font-weight="normal" style:font-size-asian="10.5pt"/>
    </style:style>
    <style:style style:name="kod_5f_kljucna_5f_rijec" style:display-name="kod_kljucna_rijec" style:family="text">
      <style:text-properties fo:color="#800080" style:font-name="Courier New1" fo:font-weight="bold"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page" svg:x="0in" svg:y="0in" fo:margin-left="0.0791in" fo:margin-right="0.0791in" style:wrap="parallel" style:number-wrapped-paragraphs="no-limit" style:wrap-contour="false" style:vertical-pos="from-top" style:vertical-rel="page-content" style:horizontal-pos="from-left" style:horizontal-rel="page-content" fo:background-color="transparent" style:background-transparency="100%" style:shadow="none">
        <style:background-image/>
        <style:columns fo:column-count="1" fo:column-gap="0in"/>
      </style:graphic-properties>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text:bullet-char="•">
        <style:list-level-properties text:min-label-width="0.3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479in" fo:margin-left="-0.0799in" table:align="left" style:writing-mode="lr-tb"/>
    </style:style>
    <style:style style:name="Table2.A" style:family="table-column">
      <style:table-column-properties style:column-width="4.4299in"/>
    </style:style>
    <style:style style:name="Table2.B" style:family="table-column">
      <style:table-column-properties style:column-width="2.2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B1" style:family="table-cell">
      <style:table-cell-properties style:vertical-align="top" fo:padding-left="0.075in" fo:padding-right="0.075in" fo:padding-top="0in" fo:padding-bottom="0in" fo:border="0.75pt solid #000000" style:writing-mode="lr-tb"/>
    </style:style>
    <style:style style:name="Table1" style:family="table">
      <style:table-properties style:width="6.5875in" fo:margin-left="-0.075in" table:align="left" style:writing-mode="lr-tb"/>
    </style:style>
    <style:style style:name="Table1.A" style:family="table-column">
      <style:table-column-properties style:column-width="2.19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4" style:family="table">
      <style:table-properties style:width="6.6479in" fo:margin-left="-0.0799in" table:align="left" style:writing-mode="lr-tb"/>
    </style:style>
    <style:style style:name="Table4.A" style:family="table-column">
      <style:table-column-properties style:column-width="4.4299in"/>
    </style:style>
    <style:style style:name="Table4.B" style:family="table-column">
      <style:table-column-properties style:column-width="2.2181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4.B1" style:family="table-cell">
      <style:table-cell-properties style:vertical-align="top" fo:padding-left="0.075in" fo:padding-right="0.075in" fo:padding-top="0in" fo:padding-bottom="0in" fo:border="0.75pt solid #000000" style:writing-mode="lr-tb"/>
    </style:style>
    <style:style style:name="Table3" style:family="table">
      <style:table-properties style:width="6.5875in" fo:margin-left="-0.075in" table:align="left" style:writing-mode="lr-tb"/>
    </style:style>
    <style:style style:name="Table3.A" style:family="table-column">
      <style:table-column-properties style:column-width="2.195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Standard">
      <style:text-properties fo:language="hr" fo:country="HR"/>
    </style:style>
    <style:style style:name="MP2"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text-properties fo:language="hr" fo:country="HR"/>
    </style:style>
    <style:style style:name="MP3" style:family="paragraph" style:parent-style-name="Standard">
      <style:paragraph-properties fo:margin-left="0in" fo:margin-right="0.25in" fo:text-indent="0in" style:auto-text-indent="false"/>
      <style:text-properties fo:language="hr" fo:country="HR"/>
    </style:style>
    <style:style style:name="MP4" style:family="paragraph" style:parent-style-name="Standard">
      <style:paragraph-properties fo:text-align="center" style:justify-single-word="false"/>
      <style:text-properties fo:language="hr" fo:country="HR"/>
    </style:style>
    <style:style style:name="MP5" style:family="paragraph" style:parent-style-name="Standard">
      <style:paragraph-properties fo:text-align="end" style:justify-single-word="false"/>
    </style:style>
    <style:style style:name="MT1" style:family="text">
      <style:text-properties style:font-name="Symbol"/>
    </style:style>
    <style:style style:name="MT2" style:family="text">
      <style:text-properties fo:language="hr" fo:country="HR"/>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116">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user-field-get text:name="Imeprojekta">Implementacija Harrisovog detektora kuteva</text:user-field-get></text:p>
            </table:table-cell>
            <table:table-cell table:style-name="Table2.B1" office:value-type="string">
              <text:p text:style-name="MP2"><text:s text:c="2"/>Verzija: <text:s text:c="10"/><text:user-field-get text:name="Verzija">1.0</text:user-field-get></text:p>
            </table:table-cell>
          </table:table-row>
          <table:table-row table:style-name="Table2.1">
            <table:table-cell table:style-name="Table2.A1" office:value-type="string">
              <text:p text:style-name="MP1">Tehnička dokumentacija</text:p>
            </table:table-cell>
            <table:table-cell table:style-name="Table2.B1" office:value-type="string">
              <text:p text:style-name="MP1"><text:s text:c="2"/>Datum: <text:s text:c="2"/><text:user-field-get text:name="Datum">03/01/12</text:user-field-get></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FER 2 - Projekt</text:p>
            </table:table-cell>
            <table:table-cell table:style-name="Table1.A1" office:value-type="string">
              <text:p text:style-name="MP4"><text:span text:style-name="MT1"></text:span>FER, <text:date style:data-style-name="N116" text:date-value="2013-01-03T21:42:08">2013</text:date></text:p>
            </table:table-cell>
            <table:table-cell table:style-name="Table1.A1" office:value-type="string">
              <text:p text:style-name="MP5"><text:span text:style-name="MT2">Stranica </text:span><text:span text:style-name="Page_20_Number"><text:span text:style-name="MT2"><text:page-number text:select-page="current">1</text:page-number></text:span></text:span><text:span text:style-name="Page_20_Number"><text:span text:style-name="MT2"> od </text:span></text:span><text:span text:style-name="Page_20_Number"><text:span text:style-name="MT2"><text:page-count style:num-format="1">10</text:page-count></text:span></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1">
      <style:header>
        <table:table table:name="Table4" table:style-name="Table4">
          <table:table-column table:style-name="Table4.A"/>
          <table:table-column table:style-name="Table4.B"/>
          <table:table-row table:style-name="Table4.1">
            <table:table-cell table:style-name="Table4.A1" office:value-type="string">
              <text:p text:style-name="MP1"><text:user-field-get text:name="Imeprojekta">Implementacija Harrisovog detektora kuteva</text:user-field-get></text:p>
            </table:table-cell>
            <table:table-cell table:style-name="Table4.B1" office:value-type="string">
              <text:p text:style-name="MP2"><text:s text:c="2"/>Verzija: <text:s text:c="10"/><text:user-field-get text:name="Verzija">1.0</text:user-field-get></text:p>
            </table:table-cell>
          </table:table-row>
          <table:table-row table:style-name="Table4.1">
            <table:table-cell table:style-name="Table4.A1" office:value-type="string">
              <text:p text:style-name="MP1">Tehnička dokumentacija</text:p>
            </table:table-cell>
            <table:table-cell table:style-name="Table4.B1" office:value-type="string">
              <text:p text:style-name="MP1"><text:s text:c="2"/>Datum: <text:s text:c="2"/><text:user-field-get text:name="Datum">03/01/12</text:user-field-get></text:p>
            </table:table-cell>
          </table:table-row>
        </table:table>
        <text:p text:style-name="Header"/>
      </style:header>
      <style:footer>
        <table:table table:name="Table3" table:style-name="Table3">
          <table:table-column table:style-name="Table3.A" table:number-columns-repeated="3"/>
          <table:table-row table:style-name="Table3.1">
            <table:table-cell table:style-name="Table3.A1" office:value-type="string">
              <text:p text:style-name="MP3">FER 2 - Projekt</text:p>
            </table:table-cell>
            <table:table-cell table:style-name="Table3.A1" office:value-type="string">
              <text:p text:style-name="MP4"><text:span text:style-name="MT1"></text:span>FER, <text:date style:data-style-name="N116" text:date-value="2013-01-03T21:42:08">2013</text:date></text:p>
            </table:table-cell>
            <table:table-cell table:style-name="Table3.A1" office:value-type="string">
              <text:p text:style-name="MP5"><text:span text:style-name="MT2">Stranica </text:span><text:span text:style-name="Page_20_Number"><text:span text:style-name="MT2"><text:page-number text:select-page="current">10</text:page-number></text:span></text:span><text:span text:style-name="Page_20_Number"><text:span text:style-name="MT2"> od </text:span></text:span><text:span text:style-name="Page_20_Number"><text:span text:style-name="MT2"><text:page-count style:num-format="1">10</text:page-count></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velopment Case</dc:title>
    <dc:subject>&lt;Project Name&gt;</dc:subject>
    <meta:initial-creator>Projekt - FER 2</meta:initial-creator>
    <meta:creation-date>2007-10-03T12:39:00</meta:creation-date>
    <dc:date>2013-01-03T21:42:08</dc:date>
    <meta:print-date>2005-03-17T15:40:00</meta:print-date>
    <meta:editing-cycles>37</meta:editing-cycles>
    <meta:editing-duration>PT3H48M3S</meta:editing-duration>
    <meta:generator>LibreOffice/3.6$Linux_X86_64 LibreOffice_project/360m1$Build-2</meta:generator>
    <dc:creator>Dino </dc:creator>
    <meta:document-statistic meta:table-count="6" meta:image-count="0" meta:object-count="2" meta:page-count="10" meta:paragraph-count="65" meta:word-count="711" meta:character-count="5120" meta:non-whitespace-character-count="4416"/>
    <meta:user-defined meta:name="Info 1"/>
    <meta:user-defined meta:name="Info 2"/>
    <meta:user-defined meta:name="Info 3"/>
    <meta:user-defined meta:name="Info 4"/>
  </office:meta>
</office:document-meta>
</file>

<file path=Object 1/content.xml><?xml version="1.0" encoding="utf-8"?>
<math xmlns="http://www.w3.org/1998/Math/MathML">
  <semantics>
    <mrow>
      <mrow>
        <mi>G</mi>
        <mo stretchy="false">=</mo>
        <mfenced open="[" close="]">
          <mrow>
            <mtable>
              <mtr>
                <mtd>
                  <mrow>
                    <mn>0</mn>
                  </mrow>
                </mtd>
                <mtd>
                  <mrow>
                    <mn>1</mn>
                  </mrow>
                </mtd>
                <mtd>
                  <mrow>
                    <mn>2</mn>
                  </mrow>
                </mtd>
                <mtd>
                  <mrow>
                    <mn>1</mn>
                  </mrow>
                </mtd>
                <mtd>
                  <mrow>
                    <mn>0</mn>
                  </mrow>
                </mtd>
              </mtr>
              <mtr>
                <mtd>
                  <mrow>
                    <mn>1</mn>
                  </mrow>
                </mtd>
                <mtd>
                  <mrow>
                    <mn>4</mn>
                  </mrow>
                </mtd>
                <mtd>
                  <mrow>
                    <mn>8</mn>
                  </mrow>
                </mtd>
                <mtd>
                  <mrow>
                    <mn>4</mn>
                  </mrow>
                </mtd>
                <mtd>
                  <mrow>
                    <mn>1</mn>
                  </mrow>
                </mtd>
              </mtr>
              <mtr>
                <mtd>
                  <mrow>
                    <mn>2</mn>
                  </mrow>
                </mtd>
                <mtd>
                  <mrow>
                    <mn>8</mn>
                  </mrow>
                </mtd>
                <mtd>
                  <mrow>
                    <mn>16</mn>
                  </mrow>
                </mtd>
                <mtd>
                  <mrow>
                    <mn>8</mn>
                  </mrow>
                </mtd>
                <mtd>
                  <mrow>
                    <mn>2</mn>
                  </mrow>
                </mtd>
              </mtr>
              <mtr>
                <mtd>
                  <mrow>
                    <mn>1</mn>
                  </mrow>
                </mtd>
                <mtd>
                  <mrow>
                    <mn>4</mn>
                  </mrow>
                </mtd>
                <mtd>
                  <mrow>
                    <mn>8</mn>
                  </mrow>
                </mtd>
                <mtd>
                  <mrow>
                    <mn>4</mn>
                  </mrow>
                </mtd>
                <mtd>
                  <mrow>
                    <mn>1</mn>
                  </mrow>
                </mtd>
              </mtr>
              <mtr>
                <mtd>
                  <mrow>
                    <mn>0</mn>
                  </mrow>
                </mtd>
                <mtd>
                  <mrow>
                    <mn>1</mn>
                  </mrow>
                </mtd>
                <mtd>
                  <mrow>
                    <mn>2</mn>
                  </mrow>
                </mtd>
                <mtd>
                  <mrow>
                    <mn>1</mn>
                  </mrow>
                </mtd>
                <mtd>
                  <mrow>
                    <mn>0</mn>
                  </mrow>
                </mtd>
              </mtr>
            </mtable>
          </mrow>
        </mfenced>
      </mrow>
    </mrow>
    <annotation encoding="StarMath 5.0">G = left[ matrix
{0 # 1 # 2 # 1 # 0 ##
 1 # 4 # 8 # 4 # 1 ##
 2 # 8 # 16# 8 # 2 ##
 1 # 4 # 8 # 4 # 1 ##
 0 # 1 # 2 # 1 # 0}
right]</annotation>
  </semantics>
</math>
</file>

<file path=Object 2/content.xml><?xml version="1.0" encoding="utf-8"?>
<math xmlns="http://www.w3.org/1998/Math/MathML">
  <semantics>
    <mrow>
      <msub>
        <mi>G</mi>
        <mo stretchy="false">σ</mo>
      </msub>
      <mrow>
        <mrow>
          <mo stretchy="false">(</mo>
          <mrow>
            <mi>x</mi>
            <mi>,</mi>
            <mi>y</mi>
          </mrow>
          <mo stretchy="false">)</mo>
        </mrow>
        <mo stretchy="false">=</mo>
        <mfrac>
          <mn>1</mn>
          <mrow>
            <mn>2</mn>
            <mo stretchy="false">π</mo>
            <mo stretchy="false">σ</mo>
          </mrow>
        </mfrac>
      </mrow>
      <msup>
        <mi>e</mi>
        <mrow>
          <mo stretchy="false">−</mo>
          <mrow>
            <mphantom>
              <mstyle>
                <mrow>
                  <mi>.</mi>
                </mrow>
              </mstyle>
            </mphantom>
            <mfrac>
              <mrow>
                <mrow>
                  <mo stretchy="false">(</mo>
                  <mrow>
                    <mrow>
                      <msup>
                        <mi>x</mi>
                        <mn>2</mn>
                      </msup>
                      <mo stretchy="false">+</mo>
                      <msup>
                        <mi>y</mi>
                        <mn>2</mn>
                      </msup>
                    </mrow>
                  </mrow>
                  <mo stretchy="false">)</mo>
                </mrow>
              </mrow>
              <mrow>
                <mn>2</mn>
                <msup>
                  <mo stretchy="false">σ</mo>
                  <mn>2</mn>
                </msup>
              </mrow>
            </mfrac>
          </mrow>
        </mrow>
      </msup>
    </mrow>
    <annotation encoding="StarMath 5.0">G_%sigma(x, y)= 1 over {2%pi%sigma} e^-{phantom . {(x^2 + y^2)} over {2%sigma^2}}</annotation>
  </semantics>
</math>
</file>